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13.758cm" style:auto-text-indent="false"/>
      <style:text-properties fo:font-size="9pt" style:font-size-asian="9pt" style:font-size-complex="9pt"/>
    </style:style>
    <style:style style:name="P2" style:family="paragraph" style:parent-style-name="Footer">
      <style:paragraph-properties fo:margin-left="0cm" fo:margin-right="0cm" fo:text-align="start" style:justify-single-word="false" fo:text-indent="12.435cm" style:auto-text-indent="false"/>
      <style:text-properties style:font-name="DejaVu Sans" fo:font-size="6pt" style:font-size-asian="6pt" style:font-size-complex="6pt"/>
    </style:style>
    <style:style style:name="P3" style:family="paragraph" style:parent-style-name="Standard">
      <style:text-properties style:font-name="DejaVu San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DejaVu Sans"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DejaVu Sans" fo:font-size="14pt" fo:font-weight="bold" officeooo:rsid="001b8d53" officeooo:paragraph-rsid="001c6c4e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DejaVu Sans" fo:font-size="14pt" fo:font-weight="bold" officeooo:rsid="002d6d42" officeooo:paragraph-rsid="002d6d42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ejaVu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" fo:font-size="14pt" fo:font-weight="bold" officeooo:paragraph-rsid="001b8d53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ans" fo:font-size="14pt" fo:font-weight="bold" officeooo:paragraph-rsid="002f6937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DejaVu Sans" fo:font-size="14pt" fo:font-weight="bold" officeooo:rsid="002f6937" officeooo:paragraph-rsid="002f693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DejaVu Sans" fo:font-size="10pt" fo:font-weight="normal" officeooo:paragraph-rsid="00131087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DejaVu Sans" fo:font-size="10pt" fo:font-weight="normal" officeooo:paragraph-rsid="00178b6c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DejaVu Sans" fo:font-size="10pt" fo:font-weight="normal" officeooo:paragraph-rsid="0017ba86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DejaVu Sans" fo:font-size="10pt" fo:font-weight="normal" officeooo:paragraph-rsid="001d4448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DejaVu Sans" fo:font-size="10pt" fo:font-weight="normal" officeooo:paragraph-rsid="00205ba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DejaVu Sans" fo:font-size="10pt" fo:font-weight="normal" officeooo:rsid="003c94f4" officeooo:paragraph-rsid="003c94f4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DejaVu Sans" fo:font-size="10pt" fo:font-weight="normal" officeooo:rsid="00131087" officeooo:paragraph-rsid="00205bae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DejaVu Sans" fo:font-size="10pt" fo:font-weight="normal" officeooo:paragraph-rsid="003d8e91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end" style:justify-single-word="false"/>
      <style:text-properties style:font-name="DejaVu Sans" fo:font-size="10pt" fo:font-weight="normal" officeooo:rsid="0014d733" officeooo:paragraph-rsid="0014d733" style:font-size-asian="8.75pt" style:font-weight-asian="normal" style:font-size-complex="10pt" style:font-weight-complex="normal"/>
    </style:style>
    <style:style style:name="P25" style:family="paragraph" style:parent-style-name="Standard">
      <style:text-properties style:font-name="DejaVu Sans" fo:font-size="10pt" fo:font-weight="normal" officeooo:paragraph-rsid="001c6c4e" style:font-size-asian="8.75pt" style:font-weight-asian="normal" style:font-size-complex="10pt" style:font-weight-complex="normal"/>
    </style:style>
    <style:style style:name="P26" style:family="paragraph" style:parent-style-name="Standard">
      <style:text-properties style:font-name="DejaVu Sans" fo:font-size="10pt" fo:font-weight="normal" officeooo:rsid="001c6c4e" officeooo:paragraph-rsid="001c6c4e" style:font-size-asian="8.75pt" style:font-weight-asian="normal" style:font-size-complex="10pt" style:font-weight-complex="normal"/>
    </style:style>
    <style:style style:name="P27" style:family="paragraph" style:parent-style-name="Standard">
      <style:text-properties style:font-name="DejaVu Sans" fo:font-size="10pt" fo:font-weight="normal" officeooo:paragraph-rsid="002f6937" style:font-size-asian="8.75pt" style:font-weight-asian="normal" style:font-size-complex="10pt" style:font-weight-complex="normal"/>
    </style:style>
    <style:style style:name="P28" style:family="paragraph" style:parent-style-name="Standard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29" style:family="paragraph" style:parent-style-name="Standard">
      <style:text-properties style:font-name="DejaVu Sans" fo:font-size="10pt" fo:font-weight="normal" officeooo:rsid="001b8d53" officeooo:paragraph-rsid="002dbdba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break-before="page"/>
      <style:text-properties style:font-name="DejaVu Sans" fo:font-size="14pt" fo:font-weight="bold" officeooo:paragraph-rsid="001b8d5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break-before="page"/>
      <style:text-properties style:font-name="DejaVu Sans" fo:font-size="14pt" fo:font-weight="bold" officeooo:paragraph-rsid="002f693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break-befor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break-before="page"/>
      <style:text-properties style:font-name="DejaVu Sans" fo:font-size="10pt" fo:font-weight="normal" officeooo:rsid="00131087" officeooo:paragraph-rsid="00205bae" style:font-size-asian="10pt" style:font-weight-asian="normal" style:font-size-complex="10pt" style:font-weight-complex="normal"/>
    </style:style>
    <style:style style:name="P34" style:family="paragraph" style:parent-style-name="Standard" style:list-style-name="L1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35" style:family="paragraph" style:parent-style-name="Standard" style:list-style-name="L2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36" style:family="paragraph" style:parent-style-name="Standard" style:list-style-name="L3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087" style:font-weight-asian="bold" style:font-weight-complex="bold"/>
    </style:style>
    <style:style style:name="T3" style:family="text">
      <style:text-properties fo:font-weight="bold" officeooo:rsid="00178b6c" style:font-weight-asian="bold" style:font-weight-complex="bold"/>
    </style:style>
    <style:style style:name="T4" style:family="text">
      <style:text-properties fo:font-weight="bold" officeooo:rsid="0017ba86" style:font-weight-asian="bold" style:font-weight-complex="bold"/>
    </style:style>
    <style:style style:name="T5" style:family="text">
      <style:text-properties fo:font-weight="bold" officeooo:rsid="00205bae" style:font-weight-asian="bold" style:font-weight-complex="bold"/>
    </style:style>
    <style:style style:name="T6" style:family="text">
      <style:text-properties officeooo:rsid="00131087"/>
    </style:style>
    <style:style style:name="T7" style:family="text">
      <style:text-properties officeooo:rsid="001391e3"/>
    </style:style>
    <style:style style:name="T8" style:family="text">
      <style:text-properties officeooo:rsid="0015b111"/>
    </style:style>
    <style:style style:name="T9" style:family="text">
      <style:text-properties officeooo:rsid="001756bb"/>
    </style:style>
    <style:style style:name="T10" style:family="text">
      <style:text-properties officeooo:rsid="00178b6c"/>
    </style:style>
    <style:style style:name="T11" style:family="text">
      <style:text-properties officeooo:rsid="0017ba86"/>
    </style:style>
    <style:style style:name="T12" style:family="text">
      <style:text-properties officeooo:rsid="0019b771"/>
    </style:style>
    <style:style style:name="T13" style:family="text">
      <style:text-properties officeooo:rsid="001a9989"/>
    </style:style>
    <style:style style:name="T14" style:family="text">
      <style:text-properties fo:font-size="14pt" fo:font-weight="bold" officeooo:rsid="001b8d53" style:font-size-asian="12.25pt" style:font-weight-asian="bold" style:font-size-complex="14pt" style:font-weight-complex="bold"/>
    </style:style>
    <style:style style:name="T15" style:family="text">
      <style:text-properties fo:font-size="14pt" fo:font-weight="bold" officeooo:rsid="001c6c4e" style:font-size-asian="12.25pt" style:font-weight-asian="bold" style:font-size-complex="14pt" style:font-weight-complex="bold"/>
    </style:style>
    <style:style style:name="T16" style:family="text">
      <style:text-properties officeooo:rsid="0021da0f"/>
    </style:style>
    <style:style style:name="T17" style:family="text">
      <style:text-properties officeooo:rsid="002399a3"/>
    </style:style>
    <style:style style:name="T18" style:family="text">
      <style:text-properties officeooo:rsid="003545ff"/>
    </style:style>
    <style:style style:name="T19" style:family="text">
      <style:text-properties officeooo:rsid="003594e0"/>
    </style:style>
    <style:style style:name="T20" style:family="text">
      <style:text-properties officeooo:rsid="00373f20"/>
    </style:style>
    <style:style style:name="T21" style:family="text">
      <style:text-properties officeooo:rsid="003c94f4"/>
    </style:style>
    <style:style style:name="T22" style:family="text">
      <style:text-properties officeooo:rsid="003d8e91"/>
    </style:style>
    <style:style style:name="T23" style:family="text">
      <style:text-properties officeooo:rsid="003e3a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>Persönliche Daten</text:p>
      <text:p text:style-name="P4"/>
      <text:p text:style-name="P12">Name, Vorname:<text:tab/><text:tab/><text:tab/><text:span text:style-name="T10">Riemenschneider</text:span>, Dennis</text:p>
      <text:p text:style-name="P12">Geburtsdatum:<text:tab/><text:tab/><text:tab/>30. April 1981</text:p>
      <text:p text:style-name="P12">Geburtsort:<text:tab/><text:tab/><text:tab/><text:tab/>Wernigerode</text:p>
      <text:p text:style-name="P12">Familienstand:<text:tab/><text:tab/><text:tab/><text:span text:style-name="T10">verheiratet</text:span></text:p>
      <text:p text:style-name="P12">Staatsangehörigkeit:<text:tab/><text:tab/><text:tab/>Deutschland</text:p>
      <text:p text:style-name="P11"/>
      <text:p text:style-name="P11"/>
      <text:p text:style-name="P4">Berufserfahrung</text:p>
      <text:p text:style-name="P4"/>
      <text:p text:style-name="P19">09/2019 – heute<text:tab/><text:tab/><text:span text:style-name="T1">Platform Engineer</text:span></text:p>
      <text:p text:style-name="P19"><text:tab/><text:tab/><text:tab/><text:tab/>KION Information Management Services GmbH</text:p>
      <text:p text:style-name="P19"><text:tab/><text:tab/><text:tab/><text:tab/><text:span text:style-name="T1">Tätigkeiten:</text:span><text:tab/>Betreiben und weiterentwickeln, sowie zur <text:line-break/><text:tab/><text:tab/><text:tab/><text:tab/><text:tab/><text:tab/>Verfügungstellung von Dev-Tools und Platformen<text:line-break/><text:tab/><text:tab/><text:tab/><text:tab/><text:tab/><text:tab/>Entwickeln von:<text:line-break/><text:tab/><text:tab/><text:tab/><text:tab/><text:tab/><text:tab/>- Platformen für Software-Deployments<text:line-break/><text:tab/><text:tab/><text:tab/><text:tab/><text:tab/><text:tab/>- Deployment-Pipelines (Jenkins)<text:line-break/><text:tab/><text:tab/><text:tab/><text:tab/><text:tab/><text:tab/>- Infrastructure as Code (Terraform)<text:line-break/><text:tab/><text:tab/><text:tab/><text:tab/><text:tab/><text:tab/>Migration von Applikationen in eine Public Cloud<text:line-break/><text:tab/><text:tab/><text:tab/><text:tab/><text:tab/><text:tab/>Migrations-Support für Entwickler-Teams<text:line-break/><text:tab/><text:tab/><text:tab/><text:tab/><text:tab/><text:tab/>Beratung und Unterstützung von Entwicklerteams<text:line-break/><text:tab/><text:tab/><text:tab/><text:tab/><text:tab/><text:tab/>für Software-Deployments auf Kubernetes-Cluster<text:line-break/><text:tab/><text:tab/><text:tab/><text:tab/><text:tab/><text:tab/>Beratung und Unterstützung des Operation-Teams<text:line-break/><text:tab/><text:tab/><text:tab/><text:tab/><text:tab/><text:tab/><text:span text:style-name="T22">bei der automatisierten Bereitstellung von<text:line-break/><text:tab/><text:tab/><text:tab/><text:tab/><text:tab/><text:tab/>Cloud-Infrastruktur mit Hilfe von IaC und CI/CD<text:line-break/><text:tab/><text:tab/><text:tab/><text:tab/><text:tab/><text:tab/>Gemeinsame Lösungs-Entwicklung mit allen <text:line-break/><text:tab/><text:tab/><text:tab/><text:tab/><text:tab/><text:tab/>Beteiligten (Dev, Ops, Architects, Network, Security)<text:line-break/><text:tab/><text:tab/><text:tab/><text:tab/><text:tab/><text:tab/>DevOps Mindset leben</text:span></text:p>
      <text:p text:style-name="P15"/>
      <text:p text:style-name="P15">0<text:span text:style-name="T10">5</text:span>/201<text:span text:style-name="T10">6</text:span> – <text:span text:style-name="T21">08/2019</text:span><text:tab/><text:tab/><text:span text:style-name="T5">IT</text:span><text:span text:style-name="T3"> Consultant</text:span></text:p>
      <text:p text:style-name="P15"><text:tab/><text:tab/><text:tab/><text:tab/><text:span text:style-name="T11">Netlution GmbH</text:span></text:p>
      <text:p text:style-name="P18"><text:span text:style-name="T6"><text:tab/><text:tab/><text:tab/><text:tab/></text:span><text:span text:style-name="T4">Projekte</text:span><text:span text:style-name="T6">:<text:tab/>Migration einer Dev-Infrastruktur nach MS Azure</text:span></text:p>
      <text:p text:style-name="P18"><text:tab/><text:tab/><text:tab/><text:tab/><text:tab/><text:tab/>- <text:span text:style-name="T17">Entwicklung einer Cloud Infrastruktur Umgebung</text:span></text:p>
      <text:p text:style-name="P18"><text:tab/><text:tab/><text:tab/><text:tab/><text:tab/><text:tab/>- <text:span text:style-name="T17">Entwicklung von Terraform Templates (IaC)</text:span></text:p>
      <text:p text:style-name="P18"><text:tab/><text:tab/><text:tab/><text:tab/><text:tab/><text:tab/>- <text:span text:style-name="T17">Entwicklung von Jenkins Pipelines<text:line-break/><text:tab/><text:tab/><text:tab/><text:tab/><text:tab/><text:tab/>- Entwicklung von Helm Charts und Docker Container<text:line-break/><text:tab/><text:tab/><text:tab/><text:tab/><text:tab/><text:tab/>- Definition, Beauftragung, testen von Cloud <text:line-break/><text:tab/><text:tab/><text:tab/><text:tab/><text:tab/><text:tab/> <text:s/>Netzwerkanforderungen (z.B. Netzdesign, Firewall)</text:span></text:p>
      <text:p text:style-name="P18"/>
      <text:p text:style-name="P18"><text:tab/><text:tab/><text:tab/><text:tab/><text:tab/><text:tab/><text:span text:style-name="T16">Compliance geprüfte Infrastruktur als Code (IaC)</text:span></text:p>
      <text:p text:style-name="P18"><text:tab/><text:tab/><text:tab/><text:tab/><text:tab/><text:tab/>- <text:span text:style-name="T16">Entwicklung von Infrastruktur-Modulen als Code<text:line-break/><text:tab/><text:tab/><text:tab/><text:tab/><text:tab/><text:tab/> <text:s/>mit Terraform</text:span></text:p>
      <text:p text:style-name="P18"><text:tab/><text:tab/><text:tab/><text:tab/><text:tab/><text:tab/>- <text:span text:style-name="T16">Entwicklung von Compliance Tests als Code<text:line-break/><text:tab/><text:tab/><text:tab/><text:tab/><text:tab/><text:tab/> <text:s/>mit CHEF InSpec und Test Kitchen</text:span></text:p>
      <text:p text:style-name="P18"/>
      <text:p text:style-name="P20"/>
      <text:p text:style-name="P33"/>
      <text:p text:style-name="P20"/>
      <text:p text:style-name="P20"/>
      <text:p text:style-name="P20"><text:tab/><text:tab/><text:tab/><text:tab/><text:tab/><text:tab/>ELK-Stack / Kafka auf Kubernetes<text:line-break/><text:tab/><text:tab/><text:tab/><text:tab/><text:tab/><text:tab/>- Entwicklung von Docker Images<text:line-break/><text:tab/><text:tab/><text:tab/><text:tab/><text:tab/><text:tab/>- Entwicklung von Logstash-Configs und Scripte<text:line-break/><text:tab/><text:tab/><text:tab/><text:tab/><text:tab/><text:tab/>- Entwicklung von Kubernetes-Configs + Helm Charts<text:line-break/><text:tab/><text:tab/><text:tab/><text:tab/><text:tab/><text:tab/>- CI/CD Konzept (Jenkins, Git, Quay)</text:p>
      <text:p text:style-name="P17"/>
      <text:p text:style-name="P14"><text:tab/><text:tab/><text:tab/><text:tab/><text:tab/><text:tab/><text:span text:style-name="T11">Skalierbare, automatisierte Logstash-Umgebung</text:span></text:p>
      <text:p text:style-name="P16"><text:tab/><text:tab/><text:tab/><text:tab/><text:tab/><text:tab/>- <text:span text:style-name="T12">Linux VM Deployment (Ansible)<text:line-break/><text:tab/><text:tab/><text:tab/><text:tab/><text:tab/><text:tab/>- Orchestrierung der Logstash-Prozesse über<text:line-break/> <text:tab/><text:tab/><text:tab/><text:tab/><text:tab/><text:tab/> <text:s/>selbst entwickeltes Automatisierungs-Framework<text:line-break/> <text:tab/><text:tab/><text:tab/><text:tab/><text:tab/><text:tab/> <text:s/>(Bash, Git, Ansible)<text:line-break/> <text:tab/><text:tab/><text:tab/><text:tab/><text:tab/><text:tab/>- Entwicklung zahlreicher Scripte (Bash / Python)<text:line-break/> <text:tab/><text:tab/><text:tab/><text:tab/><text:tab/><text:tab/> <text:s/>für Data Pull von diversen REST APIs (XClarity, <text:line-break/><text:tab/><text:tab/><text:tab/><text:tab/><text:tab/><text:tab/> <text:s/>HPOV, iRMC, etc.)</text:span></text:p>
      <text:p text:style-name="P17"><text:tab/><text:tab/><text:tab/><text:tab/><text:tab/><text:tab/>- <text:span text:style-name="T13">Entwicklung zahlreicher Logstash-Configs als<text:line-break/><text:tab/><text:tab/><text:tab/><text:tab/><text:tab/><text:tab/> <text:s/>Shipper + Processor diverser Logs und Metriken</text:span></text:p>
      <text:p text:style-name="P17"/>
      <text:p text:style-name="P17"><text:tab/><text:tab/><text:tab/><text:tab/><text:tab/><text:tab/><text:span text:style-name="T6">Migration Ubuntu+FreeBSD Landschaft nach RHEL</text:span></text:p>
      <text:p text:style-name="P17"><text:tab/><text:tab/><text:tab/><text:tab/><text:tab/><text:tab/>- <text:span text:style-name="T11">maximale Entkopplung der Systeme<text:line-break/><text:tab/><text:tab/><text:tab/><text:tab/><text:tab/><text:tab/>- Erhöhung der Systemverfügbarkeit</text:span></text:p>
      <text:p text:style-name="P17"><text:tab/><text:tab/><text:tab/><text:tab/><text:tab/><text:tab/>- <text:span text:style-name="T11">mehrere MySQL Instanzen → replizierte MariaDB</text:span></text:p>
      <text:p text:style-name="P17"><text:tab/><text:tab/><text:tab/><text:tab/><text:tab/><text:tab/>- <text:span text:style-name="T11">Konsolidierung aller Scripte (Bash, Perl, PHP)</text:span></text:p>
      <text:p text:style-name="P17"><text:tab/><text:tab/><text:tab/><text:tab/><text:tab/><text:tab/>- <text:span text:style-name="T11">Konsolidierung NFS File-Shares</text:span></text:p>
      <text:p text:style-name="P17"><text:tab/><text:tab/><text:tab/><text:tab/><text:tab/><text:tab/>- <text:span text:style-name="T11">DNS Rekonfigurationen</text:span></text:p>
      <text:p text:style-name="P17"><text:tab/><text:tab/><text:tab/><text:tab/><text:tab/><text:tab/>- <text:span text:style-name="T11">Apache Webserver Rekonfigurationen</text:span></text:p>
      <text:p text:style-name="P17"><text:tab/><text:tab/><text:tab/><text:tab/><text:tab/><text:tab/>- <text:span text:style-name="T11">Debugging diverser PHP-Anwendungen<text:line-break/></text:span></text:p>
      <text:p text:style-name="P16">0<text:span text:style-name="T6">4</text:span>/201<text:span text:style-name="T9">4</text:span> – <text:span text:style-name="T10">04/2016</text:span><text:tab/><text:tab/><text:span text:style-name="T2">Software-Service &amp; -Support</text:span><text:span text:style-name="T1">, </text:span><text:span text:style-name="T2">Laborinformationssysteme</text:span></text:p>
      <text:p text:style-name="P14"><text:tab/><text:tab/><text:tab/><text:tab/><text:span text:style-name="T8">MIPS Deutschland GmbH &amp; Co. KG</text:span></text:p>
      <text:p text:style-name="P14"><text:span text:style-name="T6"><text:tab/><text:tab/><text:tab/><text:tab/></text:span><text:span text:style-name="T2">Tätigkeiten</text:span><text:span text:style-name="T6">:<text:tab/>Software-Service &amp; Support für das <text:tab/><text:tab/><text:tab/><text:tab/><text:tab/><text:tab/><text:tab/><text:tab/>Laborinformationssystem PROMED-open</text:span></text:p>
      <text:p text:style-name="P14"><text:tab/><text:tab/><text:tab/><text:tab/><text:tab/><text:tab/><text:span text:style-name="T6">Sicherstellung der Systemverfügbarkeit</text:span></text:p>
      <text:p text:style-name="P14"><text:tab/><text:tab/><text:tab/><text:tab/><text:tab/><text:tab/><text:span text:style-name="T7">Mitarbeit an der Weiterentwicklung X-PROMED<text:line-break/><text:tab/><text:tab/><text:tab/><text:tab/><text:tab/><text:tab/>Projektarbeit Anwendungs-Integration</text:span></text:p>
      <text:p text:style-name="P14"/>
      <text:p text:style-name="P12">08/2012 – <text:span text:style-name="T6">03/2014</text:span><text:tab/><text:tab/><text:span text:style-name="T1">Offering Manager, Technical Support Services</text:span></text:p>
      <text:p text:style-name="P12"><text:tab/><text:tab/><text:tab/><text:tab/>IBM Deutschland Customer Support Services GmbH</text:p>
      <text:p text:style-name="P12"><text:tab/><text:tab/><text:tab/><text:tab/><text:span text:style-name="T1">Tätigkeiten</text:span>:<text:tab/>Controlling Wartungs-Abdeckung (D, AT, CH)</text:p>
      <text:p text:style-name="P12"><text:tab/><text:tab/><text:tab/><text:tab/><text:tab/><text:tab/>Vertriebsunterstützung</text:p>
      <text:p text:style-name="P12"><text:tab/><text:tab/><text:tab/><text:tab/><text:tab/><text:tab/>Service-Produkt-Entwicklung / Implementierung</text:p>
      <text:p text:style-name="P12"><text:tab/><text:tab/><text:tab/><text:tab/><text:tab/><text:tab/>Implementierung weltweiter Prozesse in D, AT, CH</text:p>
      <text:p text:style-name="P12"><text:tab/><text:tab/><text:tab/><text:tab/><text:tab/><text:tab/>enge Abstimmung mit weltweiten Teams</text:p>
      <text:p text:style-name="P12"/>
      <text:p text:style-name="P32"/>
      <text:p text:style-name="P12"/>
      <text:p text:style-name="P12"/>
      <text:p text:style-name="P12"/>
      <text:p text:style-name="P12">12/2006 – 07/2012<text:tab/><text:tab/><text:span text:style-name="T1">Teamleiter, Hardware-Support Rhein/Main</text:span></text:p>
      <text:p text:style-name="P12"><text:tab/><text:tab/><text:tab/><text:tab/>IBM Deutschland Customer Support Services GmbH</text:p>
      <text:p text:style-name="P12"><text:tab/><text:tab/><text:tab/><text:tab/><text:span text:style-name="T1">Tätigkeiten</text:span>:<text:tab/>Projektplanung, -koordinierung</text:p>
      <text:p text:style-name="P12"><text:tab/><text:tab/><text:tab/><text:tab/><text:tab/><text:tab/>Teamplanung (Urlaub / Bereitschaft / Schicht / <text:tab/><text:tab/><text:tab/><text:tab/><text:tab/><text:tab/><text:tab/>Wochenend-Einsätze), Sicherstellung der</text:p>
      <text:p text:style-name="P12"><text:tab/><text:tab/><text:tab/><text:tab/><text:tab/><text:tab/>Verfügbarkeit<text:tab/>der Techniker</text:p>
      <text:p text:style-name="P13"><text:tab/><text:tab/><text:tab/><text:tab/><text:tab/><text:tab/>Ausbildungsplanung, Sicherstellung der <text:tab/><text:tab/><text:tab/><text:tab/><text:tab/><text:tab/><text:tab/><text:tab/>Verfügbarkeit notwendiger Skills im Team</text:p>
      <text:p text:style-name="P13"/>
      <text:p text:style-name="P13">06/2000 – 07/2012<text:tab/><text:tab/><text:span text:style-name="T1">Technischer Aussendienst, Hardware Support Rhein/Main</text:span></text:p>
      <text:p text:style-name="P12"><text:tab/><text:tab/><text:tab/><text:tab/>CSG Computer Service Gesellschaft GmbH </text:p>
      <text:p text:style-name="P12"><text:tab/><text:tab/><text:tab/><text:tab/>(100% IBM Tochter, später IBM Deutschland </text:p>
      <text:p text:style-name="P12"><text:tab/><text:tab/><text:tab/><text:tab/>Customer Support Services GmbH)</text:p>
      <text:p text:style-name="P12"><text:tab/><text:tab/><text:tab/><text:tab/><text:span text:style-name="T1">Tätigkeiten</text:span>: <text:tab/>Hardware-Support für IBM PCs, Notebooks, </text:p>
      <text:p text:style-name="P12"><text:tab/><text:tab/><text:tab/><text:tab/><text:tab/><text:tab/>Intel-Server, Entry bis Highend Disk Storage <text:tab/><text:tab/><text:tab/><text:tab/><text:tab/><text:tab/><text:tab/>Systeme, Entry bis Highend Tape Storage </text:p>
      <text:p text:style-name="P12"><text:tab/><text:tab/><text:tab/><text:tab/><text:tab/><text:tab/>Systeme, AS/400, POWER Systems Entry bis Highend</text:p>
      <text:p text:style-name="P21"><text:tab/><text:tab/><text:tab/><text:tab/><text:tab/><text:tab/>Sicherstellung der Systemverfügbarkeit<text:line-break/><text:line-break/><text:line-break/></text:p>
      <text:p text:style-name="P30"/>
      <text:p text:style-name="P8"/>
      <text:p text:style-name="P8"/>
      <text:p text:style-name="P8">Studium</text:p>
      <text:p text:style-name="P7"/>
      <text:p text:style-name="P23">09/2009 – 10/2012<text:tab/><text:tab/><text:span text:style-name="T1">Studium Betriebswirtschaftslehre (nebenberuflich)</text:span></text:p>
      <text:p text:style-name="P22"><text:tab/><text:tab/><text:tab/><text:tab/>Verwaltungs- und Wirtschafts-Akademie Mainz</text:p>
      <text:p text:style-name="P22"><text:tab/><text:tab/><text:tab/><text:tab/>Titel: Betriebswirt (VWA)</text:p>
      <text:p text:style-name="P22"><text:tab/><text:tab/><text:tab/><text:tab/></text:p>
      <text:p text:style-name="P11"/>
      <text:p text:style-name="P7">Berufsausbildung</text:p>
      <text:p text:style-name="P7"/>
      <text:p text:style-name="P22">09/1997 – 06/2000<text:tab/><text:tab/><text:span text:style-name="T1">IT Systemelektroniker</text:span></text:p>
      <text:p text:style-name="P22"><text:tab/><text:tab/><text:tab/><text:tab/>IBM Deutschland Informationssysteme GmbH Mainz</text:p>
      <text:p text:style-name="P7"/>
      <text:p text:style-name="P7">Schulbildung</text:p>
      <text:p text:style-name="P7"/>
      <text:p text:style-name="P22">09/1997<text:tab/><text:tab/><text:tab/><text:span text:style-name="T1">Erweiterter Realschulabschluss</text:span></text:p>
      <text:p text:style-name="P22"><text:tab/><text:tab/><text:tab/><text:tab/>Sekundarschule Heimburg</text:p>
      <text:p text:style-name="P11"/>
      <text:p text:style-name="P11"/>
      <text:p text:style-name="P4">Sprachkenntnisse</text:p>
      <text:p text:style-name="P4"/>
      <text:p text:style-name="P22">Englisch:<text:tab/><text:tab/><text:tab/>verhandlungssicher in Wort und Schrift</text:p>
      <text:p text:style-name="P11"/>
      <text:p text:style-name="P11"/>
      <text:p text:style-name="P6">Hard Skills</text:p>
      <text:p text:style-name="P4"/>
      <text:p text:style-name="P29">Linux (Debian, RedHat, SUSE + deren Derivate, CoreOS, RancherOS), Kubernetes, Helm, Docker, <text:span text:style-name="T23">Podman, </text:span>Rancher Kubernetes Engine, Cloud (AWS, Azure, GCP), <text:span text:style-name="T20">Terraform, Git, </text:span>Elastic ELK-Stack, Kafka, Seafile, Nextcloud/Owncloud, TCP/IP Fundamentals, Routing, Switching, DNS (BIND, PowerDNS), MySQL/MariaDB, Nginx, Apache, Ceph, Rook, GlusterFS, Virtualisierung (ProxmoxVE, VMware, VirtualBox), Bash, Golang, Python, Ruby, Groovy, Config Management (Ansible, CHEF), <text:span text:style-name="T19">Atlassian Jira + Confluence, Jenkins, </text:span>DevOps Mindset, <text:span text:style-name="T18">agile Methoden (Scrum, Kanban)</text:span></text:p>
      <text:p text:style-name="P27"/>
      <text:p text:style-name="P31"/>
      <text:p text:style-name="P9"/>
      <text:p text:style-name="P9"/>
      <text:p text:style-name="P10">Soft Skills</text:p>
      <text:p text:style-name="P9"/>
      <text:p text:style-name="P28">Soziale Kompetenzen</text:p>
      <text:list xml:id="list4148913898" text:style-name="L1">
        <text:list-item>
          <text:p text:style-name="P34">Teamplayer</text:p>
        </text:list-item>
        <text:list-item>
          <text:p text:style-name="P34">Empathie</text:p>
        </text:list-item>
        <text:list-item>
          <text:p text:style-name="P34">Menschenkenntnis</text:p>
        </text:list-item>
      </text:list>
      <text:p text:style-name="P28"/>
      <text:p text:style-name="P28">Methodische Kompetenzen</text:p>
      <text:list xml:id="list724183343" text:style-name="L2">
        <text:list-item>
          <text:p text:style-name="P35">strukturierte Arbeitsweise</text:p>
        </text:list-item>
        <text:list-item>
          <text:p text:style-name="P35">effiziente und effektive Problemlösungsfähigkeiten</text:p>
        </text:list-item>
        <text:list-item>
          <text:p text:style-name="P35">schnelle Auffassungsgabe</text:p>
        </text:list-item>
        <text:list-item>
          <text:p text:style-name="P35">autodidaktische Fähigkeiten</text:p>
        </text:list-item>
      </text:list>
      <text:p text:style-name="P28"/>
      <text:p text:style-name="P28">Persönliche Kompetenzen</text:p>
      <text:list xml:id="list4225693928" text:style-name="L3">
        <text:list-item>
          <text:p text:style-name="P36">intrinsische Motivation</text:p>
        </text:list-item>
        <text:list-item>
          <text:p text:style-name="P36">Selbstdisziplin</text:p>
        </text:list-item>
        <text:list-item>
          <text:p text:style-name="P36">Selbstvertrauen</text:p>
        </text:list-item>
        <text:list-item>
          <text:p text:style-name="P36">Kreativität<text:line-break/></text:p>
        </text:list-item>
      </text:list>
      <text:p text:style-name="P5"/>
      <text:p text:style-name="P25"><text:span text:style-name="T15">Zertifizierungen</text:span><text:span text:style-name="T14"><text:line-break/></text:span></text:p>
      <text:p text:style-name="P26">LPIC-1, LPIC-2, ITIL Foundation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3.758cm" style:auto-text-indent="false"/>
      <style:text-properties fo:font-size="9pt" style:font-size-asian="9pt" style:font-size-complex="9pt"/>
    </style:style>
    <style:style style:name="MP2" style:family="paragraph" style:parent-style-name="Footer">
      <style:paragraph-properties fo:margin-left="0cm" fo:margin-right="0cm" fo:text-align="start" style:justify-single-word="false" fo:text-indent="12.435cm" style:auto-text-indent="false"/>
      <style:text-properties style:font-name="DejaVu Sans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nnis </meta:initial-creator>
    <meta:creation-date>2013-09-15T19:08:29</meta:creation-date>
    <dc:date>2021-02-11T20:58:37.866532510</dc:date>
    <meta:editing-duration>PT1H52M48S</meta:editing-duration>
    <meta:editing-cycles>35</meta:editing-cycles>
    <meta:generator>LibreOffice/6.4.7.2$Linux_X86_64 LibreOffice_project/40$Build-2</meta:generator>
    <meta:document-statistic meta:table-count="0" meta:image-count="0" meta:object-count="0" meta:page-count="5" meta:paragraph-count="89" meta:word-count="590" meta:character-count="5601" meta:non-whitespace-character-count="4560"/>
  </office:meta>
</office:document-meta>
</file>